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fo:font-weight="normal" officeooo:paragraph-rsid="0011ff7f" style:font-size-asian="10.5pt" style:font-weight-asian="normal" style:font-size-complex="12pt" style:font-weight-complex="normal"/>
    </style:style>
    <style:style style:name="P2" style:family="paragraph" style:parent-style-name="Standard">
      <style:text-properties fo:font-size="12pt" fo:font-weight="normal" officeooo:paragraph-rsid="0012290f" style:font-size-asian="10.5pt" style:font-weight-asian="normal" style:font-size-complex="12pt" style:font-weight-complex="normal"/>
    </style:style>
    <style:style style:name="P3" style:family="paragraph" style:parent-style-name="Standard">
      <style:text-properties fo:font-size="12pt" fo:font-weight="normal" officeooo:paragraph-rsid="001ad2b5" style:font-size-asian="10.5pt" style:font-weight-asian="normal" style:font-size-complex="12pt" style:font-weight-complex="normal"/>
    </style:style>
    <style:style style:name="P4" style:family="paragraph" style:parent-style-name="Standard">
      <style:text-properties fo:font-size="12pt" fo:font-weight="normal" officeooo:paragraph-rsid="001b8892" style:font-size-asian="10.5pt" style:font-weight-asian="normal" style:font-size-complex="12pt" style:font-weight-complex="normal"/>
    </style:style>
    <style:style style:name="P5" style:family="paragraph" style:parent-style-name="Standard">
      <style:text-properties fo:font-size="12pt" fo:font-weight="normal" officeooo:paragraph-rsid="00207bad" style:font-size-asian="10.5pt" style:font-weight-asian="normal" style:font-size-complex="12pt" style:font-weight-complex="normal"/>
    </style:style>
    <style:style style:name="P6" style:family="paragraph" style:parent-style-name="Standard">
      <style:text-properties fo:font-size="12pt" fo:font-weight="normal" officeooo:paragraph-rsid="00241591" style:font-size-asian="10.5pt" style:font-weight-asian="normal" style:font-size-complex="12pt" style:font-weight-complex="normal"/>
    </style:style>
    <style:style style:name="P7" style:family="paragraph" style:parent-style-name="Standard">
      <style:text-properties fo:font-size="12pt" fo:font-weight="normal" officeooo:paragraph-rsid="002de5cb"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paragraph-rsid="00464ce6" style:font-size-asian="10.5pt" style:font-weight-asian="normal" style:font-size-complex="12pt" style:font-weight-complex="normal"/>
    </style:style>
    <style:style style:name="P9" style:family="paragraph" style:parent-style-name="Standard">
      <style:text-properties fo:font-size="12pt" fo:font-weight="normal" officeooo:paragraph-rsid="0052e805" style:font-size-asian="10.5pt" style:font-weight-asian="normal" style:font-size-complex="12pt" style:font-weight-complex="normal"/>
    </style:style>
    <style:style style:name="P10" style:family="paragraph" style:parent-style-name="Standard">
      <style:text-properties fo:font-size="12pt" fo:font-weight="normal" officeooo:rsid="0011ff7f" officeooo:paragraph-rsid="0011ff7f" style:font-size-asian="10.5pt" style:font-weight-asian="normal" style:font-size-complex="12pt" style:font-weight-complex="normal"/>
    </style:style>
    <style:style style:name="P11" style:family="paragraph" style:parent-style-name="Standard">
      <style:text-properties fo:font-size="12pt" fo:font-weight="normal" officeooo:rsid="0012074b" officeooo:paragraph-rsid="0011ff7f" style:font-size-asian="10.5pt" style:font-weight-asian="normal" style:font-size-complex="12pt" style:font-weight-complex="normal"/>
    </style:style>
    <style:style style:name="P12" style:family="paragraph" style:parent-style-name="Standard">
      <style:text-properties fo:font-size="12pt" fo:font-weight="normal" officeooo:rsid="0012074b" officeooo:paragraph-rsid="0012074b" style:font-size-asian="10.5pt" style:font-weight-asian="normal" style:font-size-complex="12pt" style:font-weight-complex="normal"/>
    </style:style>
    <style:style style:name="P13" style:family="paragraph" style:parent-style-name="Standard">
      <style:text-properties fo:font-size="12pt" fo:font-weight="normal" officeooo:rsid="0014766a" officeooo:paragraph-rsid="0014766a" style:font-size-asian="10.5pt" style:font-weight-asian="normal" style:font-size-complex="12pt" style:font-weight-complex="normal"/>
    </style:style>
    <style:style style:name="P14" style:family="paragraph" style:parent-style-name="Standard">
      <style:text-properties fo:font-size="12pt" fo:font-weight="normal" officeooo:rsid="001b8892" officeooo:paragraph-rsid="001ad2b5" style:font-size-asian="10.5pt" style:font-weight-asian="normal" style:font-size-complex="12pt" style:font-weight-complex="normal"/>
    </style:style>
    <style:style style:name="P15" style:family="paragraph" style:parent-style-name="Standard">
      <style:text-properties fo:font-size="12pt" fo:font-weight="normal" officeooo:rsid="001d1d1c" officeooo:paragraph-rsid="001b8892" style:font-size-asian="10.5pt" style:font-weight-asian="normal" style:font-size-complex="12pt" style:font-weight-complex="normal"/>
    </style:style>
    <style:style style:name="P16" style:family="paragraph" style:parent-style-name="Standard">
      <style:text-properties fo:font-size="12pt" fo:font-weight="normal" officeooo:rsid="00207bad" officeooo:paragraph-rsid="001edd70" style:font-size-asian="10.5pt" style:font-weight-asian="normal" style:font-size-complex="12pt" style:font-weight-complex="normal"/>
    </style:style>
    <style:style style:name="P17" style:family="paragraph" style:parent-style-name="Standard">
      <style:text-properties fo:font-size="12pt" fo:font-weight="normal" officeooo:rsid="00230a4c" officeooo:paragraph-rsid="00230a4c" style:font-size-asian="10.5pt" style:font-weight-asian="normal" style:font-size-complex="12pt" style:font-weight-complex="normal"/>
    </style:style>
    <style:style style:name="P18" style:family="paragraph" style:parent-style-name="Standard">
      <style:text-properties fo:font-size="12pt" fo:font-weight="normal" officeooo:rsid="00241591" officeooo:paragraph-rsid="00241591" style:font-size-asian="10.5pt" style:font-weight-asian="normal" style:font-size-complex="12pt" style:font-weight-complex="normal"/>
    </style:style>
    <style:style style:name="P19" style:family="paragraph" style:parent-style-name="Standard">
      <style:text-properties fo:font-size="12pt" fo:font-weight="normal" officeooo:rsid="002b089c" officeooo:paragraph-rsid="002a7f09" style:font-size-asian="10.5pt" style:font-weight-asian="normal" style:font-size-complex="12pt" style:font-weight-complex="normal"/>
    </style:style>
    <style:style style:name="P20" style:family="paragraph" style:parent-style-name="Standard">
      <style:text-properties fo:font-size="12pt" fo:font-weight="normal" officeooo:rsid="002de5cb" officeooo:paragraph-rsid="002de5cb" style:font-size-asian="10.5pt" style:font-weight-asian="normal" style:font-size-complex="12pt" style:font-weight-complex="normal"/>
    </style:style>
    <style:style style:name="P21" style:family="paragraph" style:parent-style-name="Standard">
      <style:text-properties fo:font-size="12pt" fo:font-weight="normal" officeooo:rsid="002e97bf" officeooo:paragraph-rsid="002de5cb" style:font-size-asian="10.5pt" style:font-weight-asian="normal" style:font-size-complex="12pt" style:font-weight-complex="normal"/>
    </style:style>
    <style:style style:name="P22" style:family="paragraph" style:parent-style-name="Standard">
      <style:text-properties fo:font-size="12pt" fo:font-weight="normal" officeooo:paragraph-rsid="00696b61" style:font-size-asian="10.5pt" style:font-weight-asian="normal" style:font-size-complex="12pt" style:font-weight-complex="normal"/>
    </style:style>
    <style:style style:name="P23" style:family="paragraph" style:parent-style-name="Standard">
      <style:text-properties fo:font-size="12pt" fo:font-weight="normal" officeooo:rsid="005cbe9a" officeooo:paragraph-rsid="005cbe9a" style:font-size-asian="10.5pt" style:font-weight-asian="normal" style:font-size-complex="12pt" style:font-weight-complex="normal"/>
    </style:style>
    <style:style style:name="P24" style:family="paragraph" style:parent-style-name="Standard">
      <style:text-properties fo:font-size="12pt" fo:font-weight="normal" officeooo:rsid="0054f3ef" officeooo:paragraph-rsid="0054f3ef" style:font-size-asian="10.5pt" style:font-weight-asian="normal" style:font-size-complex="12pt" style:font-weight-complex="normal"/>
    </style:style>
    <style:style style:name="P25" style:family="paragraph" style:parent-style-name="Standard">
      <style:text-properties fo:font-size="12pt" fo:font-weight="normal" officeooo:paragraph-rsid="0012074b" style:font-size-asian="10.5pt" style:font-weight-asian="normal" style:font-size-complex="12pt" style:font-weight-complex="normal"/>
    </style:style>
    <style:style style:name="P26" style:family="paragraph" style:parent-style-name="Standard">
      <style:text-properties fo:font-size="12pt" fo:font-weight="normal" officeooo:paragraph-rsid="008ad255"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style="normal" fo:font-weight="normal" officeooo:paragraph-rsid="0031699a"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fo:font-weight="normal" officeooo:paragraph-rsid="003763a2"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normal" fo:font-weight="normal" officeooo:paragraph-rsid="003e3307"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2pt" fo:font-style="normal" fo:font-weight="normal" officeooo:rsid="00304ae8" officeooo:paragraph-rsid="00304ae8"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size="12pt" fo:font-style="normal" fo:font-weight="normal" officeooo:rsid="00348d81" officeooo:paragraph-rsid="0031699a"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font-size="12pt" fo:font-style="normal" fo:font-weight="normal" officeooo:rsid="0035beff" officeooo:paragraph-rsid="0035beff"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font-size="12pt" fo:font-style="normal" fo:font-weight="normal" officeooo:rsid="0038c4ba" officeooo:paragraph-rsid="003763a2"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font-size="12pt" fo:font-style="normal" fo:font-weight="normal" officeooo:rsid="003e3307" officeooo:paragraph-rsid="003e3307"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ab-stops>
          <style:tab-stop style:position="13.69cm"/>
        </style:tab-stops>
      </style:paragraph-properties>
      <style:text-properties fo:font-size="12pt" fo:font-style="normal" fo:font-weight="normal" officeooo:rsid="003e3307" officeooo:paragraph-rsid="003e3307"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fo:font-size="12pt" fo:font-style="normal" fo:font-weight="normal" officeooo:rsid="004108d6" officeooo:paragraph-rsid="004108d6"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font-size="12pt" fo:font-style="normal" fo:font-weight="normal" officeooo:rsid="0042d7e3" officeooo:paragraph-rsid="0042d7e3"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fo:font-size="12pt" fo:font-style="normal" fo:font-weight="normal" officeooo:rsid="00469759" officeooo:paragraph-rsid="00464ce6" style:font-size-asian="10.5pt" style:font-style-asian="normal" style:font-weight-asian="normal" style:font-size-complex="12pt" style:font-style-complex="normal" style:font-weight-complex="normal"/>
    </style:style>
    <style:style style:name="P39" style:family="paragraph" style:parent-style-name="Standard">
      <style:text-properties fo:font-size="12pt" fo:font-style="normal" fo:font-weight="normal" officeooo:rsid="005344f0" officeooo:paragraph-rsid="0052e805" style:font-size-asian="10.5pt" style:font-style-asian="normal" style:font-weight-asian="normal" style:font-size-complex="12pt" style:font-style-complex="normal" style:font-weight-complex="normal"/>
    </style:style>
    <style:style style:name="P40" style:family="paragraph" style:parent-style-name="Standard">
      <style:text-properties fo:font-size="12pt" fo:font-weight="bold" officeooo:rsid="00207bad" officeooo:paragraph-rsid="00207bad" style:font-size-asian="10.5pt" style:font-weight-asian="bold" style:font-size-complex="12pt" style:font-weight-complex="bold"/>
    </style:style>
    <style:style style:name="P41" style:family="paragraph" style:parent-style-name="Standard">
      <style:paragraph-properties fo:text-align="center" style:justify-single-word="false"/>
      <style:text-properties fo:font-size="12pt" fo:font-style="italic" fo:font-weight="normal" officeooo:rsid="002de5cb" officeooo:paragraph-rsid="002de5cb" style:font-size-asian="10.5pt" style:font-style-asian="italic" style:font-weight-asian="normal" style:font-size-complex="12pt" style:font-style-complex="italic" style:font-weight-complex="normal"/>
    </style:style>
    <style:style style:name="P42" style:family="paragraph" style:parent-style-name="Standard">
      <style:paragraph-properties fo:text-align="center" style:justify-single-word="false"/>
      <style:text-properties fo:font-size="12pt" fo:font-style="italic" fo:font-weight="normal" officeooo:rsid="002e97bf" officeooo:paragraph-rsid="002e97bf" style:font-size-asian="10.5pt" style:font-style-asian="italic" style:font-weight-asian="normal" style:font-size-complex="12pt" style:font-style-complex="italic" style:font-weight-complex="normal"/>
    </style:style>
    <style:style style:name="P43" style:family="paragraph" style:parent-style-name="Standard">
      <style:text-properties fo:font-size="16pt" fo:font-weight="bold" officeooo:paragraph-rsid="001b8892" style:font-size-asian="16pt" style:font-weight-asian="bold" style:font-size-complex="16pt" style:font-weight-complex="bold"/>
    </style:style>
    <style:style style:name="P44" style:family="paragraph" style:parent-style-name="Standard">
      <style:text-properties fo:font-size="16pt" fo:font-weight="bold" officeooo:rsid="0011ff7f" style:font-size-asian="16pt" style:font-weight-asian="bold" style:font-size-complex="16pt" style:font-weight-complex="bold"/>
    </style:style>
    <style:style style:name="P45" style:family="paragraph" style:parent-style-name="Standard">
      <style:text-properties fo:font-size="16pt" fo:font-weight="bold" officeooo:rsid="001b8892" officeooo:paragraph-rsid="001b8892" style:font-size-asian="16pt" style:font-weight-asian="bold" style:font-size-complex="16pt" style:font-weight-complex="bold"/>
    </style:style>
    <style:style style:name="P46" style:family="paragraph" style:parent-style-name="Standard">
      <style:text-properties fo:font-size="16pt" fo:font-weight="bold" officeooo:rsid="00214bd8" officeooo:paragraph-rsid="00214bd8" style:font-size-asian="16pt" style:font-weight-asian="bold" style:font-size-complex="16pt" style:font-weight-complex="bold"/>
    </style:style>
    <style:style style:name="P47" style:family="paragraph" style:parent-style-name="Standard">
      <style:text-properties fo:font-size="16pt" fo:font-weight="bold" officeooo:rsid="002de5cb" officeooo:paragraph-rsid="002de5cb" style:font-size-asian="16pt" style:font-weight-asian="bold" style:font-size-complex="16pt" style:font-weight-complex="bold"/>
    </style:style>
    <style:style style:name="P48" style:family="paragraph" style:parent-style-name="Standard">
      <style:paragraph-properties fo:text-align="start" style:justify-single-word="false"/>
      <style:text-properties fo:font-size="16pt" fo:font-style="normal" fo:font-weight="bold" officeooo:rsid="003b2163" officeooo:paragraph-rsid="003b2163" style:font-size-asian="16pt" style:font-style-asian="normal" style:font-weight-asian="bold" style:font-size-complex="16pt" style:font-style-complex="normal" style:font-weight-complex="bold"/>
    </style:style>
    <style:style style:name="P49" style:family="paragraph" style:parent-style-name="Standard">
      <style:paragraph-properties fo:text-align="start" style:justify-single-word="false"/>
      <style:text-properties fo:font-size="16pt" fo:font-style="normal" fo:font-weight="bold" officeooo:rsid="0044a753" officeooo:paragraph-rsid="0044a753" style:font-size-asian="16pt" style:font-style-asian="normal" style:font-weight-asian="bold" style:font-size-complex="16pt" style:font-style-complex="normal" style:font-weight-complex="bold"/>
    </style:style>
    <style:style style:name="P50" style:family="paragraph" style:parent-style-name="Standard">
      <style:text-properties fo:font-size="16pt" fo:font-style="normal" fo:font-weight="bold" officeooo:rsid="0052e805" officeooo:paragraph-rsid="0052e805" style:font-size-asian="16pt" style:font-style-asian="normal" style:font-weight-asian="bold" style:font-size-complex="16pt" style:font-style-complex="normal" style:font-weight-complex="bold"/>
    </style:style>
    <style:style style:name="P51" style:family="paragraph" style:parent-style-name="Standard">
      <style:paragraph-properties fo:text-align="start" style:justify-single-word="false"/>
      <style:text-properties officeooo:paragraph-rsid="0042d7e3"/>
    </style:style>
    <style:style style:name="P52" style:family="paragraph" style:parent-style-name="Standard">
      <style:paragraph-properties fo:text-align="start" style:justify-single-word="false"/>
      <style:text-properties officeooo:paragraph-rsid="00477f7e"/>
    </style:style>
    <style:style style:name="P53" style:family="paragraph" style:parent-style-name="Standard">
      <style:text-properties officeooo:paragraph-rsid="004f410d"/>
    </style:style>
    <style:style style:name="P54" style:family="paragraph" style:parent-style-name="Standard">
      <style:text-properties fo:font-size="18pt" fo:font-weight="bold" officeooo:rsid="000ff2c0" style:font-size-asian="18pt" style:font-weight-asian="bold" style:font-size-complex="18pt" style:font-weight-complex="bold"/>
    </style:style>
    <style:style style:name="P55" style:family="paragraph" style:parent-style-name="Standard">
      <style:paragraph-properties fo:text-align="start" style:justify-single-word="false"/>
      <style:text-properties fo:font-style="normal" officeooo:rsid="0048a7be" officeooo:paragraph-rsid="00477f7e" style:font-style-asian="normal" style:font-style-complex="normal"/>
    </style:style>
    <style:style style:name="P56" style:family="paragraph" style:parent-style-name="Standard">
      <style:paragraph-properties fo:text-align="start" style:justify-single-word="false"/>
      <style:text-properties fo:font-style="normal" officeooo:rsid="004a5f83" officeooo:paragraph-rsid="004a5f83" style:font-style-asian="normal" style:font-style-complex="normal"/>
    </style:style>
    <style:style style:name="P57" style:family="paragraph" style:parent-style-name="Standard">
      <style:text-properties fo:font-style="normal" officeooo:rsid="004edb67" officeooo:paragraph-rsid="004edb67" style:font-style-asian="normal" style:font-style-complex="normal"/>
    </style:style>
    <style:style style:name="P58" style:family="paragraph" style:parent-style-name="Standard">
      <style:text-properties fo:font-style="normal" officeooo:rsid="004f37d5" officeooo:paragraph-rsid="004f37d5" style:font-style-asian="normal" style:font-style-complex="normal"/>
    </style:style>
    <style:style style:name="P59" style:family="paragraph" style:parent-style-name="Standard">
      <style:text-properties fo:font-style="normal" officeooo:rsid="004f410d" officeooo:paragraph-rsid="004f37d5" style:font-style-asian="normal" style:font-style-complex="normal"/>
    </style:style>
    <style:style style:name="P60" style:family="paragraph" style:parent-style-name="Standard">
      <style:text-properties fo:font-style="normal" officeooo:rsid="005138c5" officeooo:paragraph-rsid="004f410d" style:font-style-asian="normal" style:font-style-complex="normal"/>
    </style:style>
    <style:style style:name="P61" style:family="paragraph" style:parent-style-name="Standard">
      <style:paragraph-properties fo:break-before="page"/>
      <style:text-properties fo:font-size="16pt" fo:font-weight="bold" officeooo:rsid="00214bd8" officeooo:paragraph-rsid="00214bd8" style:font-size-asian="16pt" style:font-weight-asian="bold" style:font-size-complex="16pt" style:font-weight-complex="bold"/>
    </style:style>
    <style:style style:name="P62" style:family="paragraph" style:parent-style-name="Standard">
      <style:paragraph-properties fo:text-align="start" style:justify-single-word="false" fo:break-before="page"/>
      <style:text-properties fo:font-size="16pt" fo:font-style="normal" fo:font-weight="bold" officeooo:rsid="0044a753" officeooo:paragraph-rsid="0044a753" style:font-size-asian="16pt" style:font-style-asian="normal" style:font-weight-asian="bold" style:font-size-complex="16pt" style:font-style-complex="normal" style:font-weight-complex="bold"/>
    </style:style>
    <style:style style:name="P63" style:family="paragraph" style:parent-style-name="Standard" style:list-style-name="L1">
      <style:text-properties fo:font-size="12pt" fo:font-weight="normal" officeooo:rsid="0015b2f1" officeooo:paragraph-rsid="0015b2f1" style:font-size-asian="10.5pt" style:font-weight-asian="normal" style:font-size-complex="12pt" style:font-weight-complex="normal"/>
    </style:style>
    <style:style style:name="P64" style:family="paragraph" style:parent-style-name="Standard" style:list-style-name="L1">
      <style:text-properties fo:font-size="12pt" fo:font-weight="normal" officeooo:paragraph-rsid="0015b2f1" style:font-size-asian="10.5pt" style:font-weight-asian="normal" style:font-size-complex="12pt" style:font-weight-complex="normal"/>
    </style:style>
    <style:style style:name="P65" style:family="paragraph" style:parent-style-name="Standard" style:list-style-name="L1">
      <style:text-properties fo:font-size="12pt" fo:font-weight="normal" officeooo:paragraph-rsid="001646d6" style:font-size-asian="10.5pt" style:font-weight-asian="normal" style:font-size-complex="12pt" style:font-weight-complex="normal"/>
    </style:style>
    <style:style style:name="P66" style:family="paragraph" style:parent-style-name="Standard" style:list-style-name="L2">
      <style:text-properties fo:font-size="12pt" fo:font-weight="normal" officeooo:rsid="001d1d1c" officeooo:paragraph-rsid="001d1d1c" style:font-size-asian="10.5pt" style:font-weight-asian="normal" style:font-size-complex="12pt" style:font-weight-complex="normal"/>
    </style:style>
    <style:style style:name="P67" style:family="paragraph" style:parent-style-name="Standard" style:list-style-name="L2">
      <style:text-properties fo:font-size="12pt" fo:font-weight="normal" officeooo:rsid="001edd70" officeooo:paragraph-rsid="001edd70" style:font-size-asian="10.5pt" style:font-weight-asian="normal" style:font-size-complex="12pt" style:font-weight-complex="normal"/>
    </style:style>
    <style:style style:name="P68" style:family="paragraph" style:parent-style-name="Standard" style:list-style-name="L3">
      <style:text-properties fo:font-size="12pt" fo:font-weight="normal" officeooo:rsid="00230a4c" officeooo:paragraph-rsid="00230a4c" style:font-size-asian="10.5pt" style:font-weight-asian="normal" style:font-size-complex="12pt" style:font-weight-complex="normal"/>
    </style:style>
    <style:style style:name="P69" style:family="paragraph" style:parent-style-name="Standard" style:list-style-name="L4">
      <style:paragraph-properties fo:text-align="start" style:justify-single-word="false"/>
      <style:text-properties fo:font-size="12pt" fo:font-style="normal" fo:font-weight="normal" officeooo:paragraph-rsid="00348d81" style:font-size-asian="10.5pt" style:font-style-asian="normal" style:font-weight-asian="normal" style:font-size-complex="12pt" style:font-style-complex="normal" style:font-weight-complex="normal"/>
    </style:style>
    <style:style style:name="P70" style:family="paragraph" style:parent-style-name="Standard" style:list-style-name="L4">
      <style:paragraph-properties fo:text-align="start" style:justify-single-word="false"/>
      <style:text-properties fo:font-size="12pt" fo:font-style="normal" fo:font-weight="normal" officeooo:rsid="0035beff" officeooo:paragraph-rsid="0035beff" style:font-size-asian="10.5pt" style:font-style-asian="normal" style:font-weight-asian="normal" style:font-size-complex="12pt" style:font-style-complex="normal" style:font-weight-complex="normal"/>
    </style:style>
    <style:style style:name="P71" style:family="paragraph" style:parent-style-name="Standard" style:list-style-name="L5">
      <style:paragraph-properties fo:text-align="start" style:justify-single-word="false"/>
      <style:text-properties fo:font-size="12pt" fo:font-style="normal" fo:font-weight="normal" officeooo:rsid="003e3307" officeooo:paragraph-rsid="003e3307" style:font-size-asian="10.5pt" style:font-style-asian="normal" style:font-weight-asian="normal" style:font-size-complex="12pt" style:font-style-complex="normal" style:font-weight-complex="normal"/>
    </style:style>
    <style:style style:name="P72" style:family="paragraph" style:parent-style-name="Standard" style:list-style-name="L6">
      <style:paragraph-properties fo:text-align="start" style:justify-single-word="false"/>
      <style:text-properties fo:font-size="12pt" fo:font-style="normal" fo:font-weight="normal" officeooo:rsid="004108d6" officeooo:paragraph-rsid="004108d6" style:font-size-asian="10.5pt" style:font-style-asian="normal" style:font-weight-asian="normal" style:font-size-complex="12pt" style:font-style-complex="normal" style:font-weight-complex="normal"/>
    </style:style>
    <style:style style:name="P73" style:family="paragraph" style:parent-style-name="Standard" style:list-style-name="L6">
      <style:paragraph-properties fo:text-align="start" style:justify-single-word="false"/>
      <style:text-properties fo:font-size="12pt" fo:font-style="normal" fo:font-weight="normal" officeooo:rsid="0079bc78" officeooo:paragraph-rsid="0079bc78" style:font-size-asian="10.5pt" style:font-style-asian="normal" style:font-weight-asian="normal" style:font-size-complex="12pt" style:font-style-complex="normal" style:font-weight-complex="normal"/>
    </style:style>
    <style:style style:name="P74" style:family="paragraph" style:parent-style-name="Standard" style:list-style-name="L9">
      <style:text-properties fo:font-size="12pt" fo:font-style="normal" fo:font-weight="normal" officeooo:rsid="005344f0" officeooo:paragraph-rsid="005344f0" style:font-size-asian="10.5pt" style:font-style-asian="normal" style:font-weight-asian="normal" style:font-size-complex="12pt" style:font-style-complex="normal" style:font-weight-complex="normal"/>
    </style:style>
    <style:style style:name="P75" style:family="paragraph" style:parent-style-name="Standard" style:list-style-name="L9">
      <style:text-properties fo:font-size="12pt" fo:font-style="normal" fo:font-weight="normal" officeooo:rsid="005344f0" officeooo:paragraph-rsid="00558f57" style:font-size-asian="10.5pt" style:font-style-asian="normal" style:font-weight-asian="normal" style:font-size-complex="12pt" style:font-style-complex="normal" style:font-weight-complex="normal"/>
    </style:style>
    <style:style style:name="P76" style:family="paragraph" style:parent-style-name="Standard" style:list-style-name="L6">
      <style:paragraph-properties fo:text-align="start" style:justify-single-word="false"/>
      <style:text-properties officeooo:paragraph-rsid="004108d6"/>
    </style:style>
    <style:style style:name="P77" style:family="paragraph" style:parent-style-name="Standard" style:list-style-name="L6">
      <style:paragraph-properties fo:text-align="start" style:justify-single-word="false"/>
      <style:text-properties officeooo:paragraph-rsid="0042d7e3"/>
    </style:style>
    <style:style style:name="P78" style:family="paragraph" style:parent-style-name="Standard" style:list-style-name="L7"/>
    <style:style style:name="P79" style:family="paragraph" style:parent-style-name="Standard" style:list-style-name="L7">
      <style:text-properties officeooo:paragraph-rsid="004c35ed"/>
    </style:style>
    <style:style style:name="P80" style:family="paragraph" style:parent-style-name="Standard" style:list-style-name="L7">
      <style:text-properties officeooo:paragraph-rsid="004edb67"/>
    </style:style>
    <style:style style:name="P81" style:family="paragraph" style:parent-style-name="Standard" style:list-style-name="L7">
      <style:text-properties fo:font-style="normal" officeooo:rsid="0085a722" officeooo:paragraph-rsid="0085a722" style:font-style-asian="normal" style:font-style-complex="normal"/>
    </style:style>
    <style:style style:name="P82" style:family="paragraph" style:parent-style-name="Standard" style:list-style-name="L8">
      <style:text-properties fo:font-style="normal" officeooo:rsid="004f37d5" officeooo:paragraph-rsid="004f37d5" style:font-style-asian="normal" style:font-style-complex="normal"/>
    </style:style>
    <style:style style:name="P83" style:family="paragraph" style:parent-style-name="Standard" style:list-style-name="L8">
      <style:text-properties officeooo:paragraph-rsid="0099a6fe"/>
    </style:style>
    <style:style style:name="T1" style:family="text">
      <style:text-properties officeooo:rsid="0011ff7f"/>
    </style:style>
    <style:style style:name="T2" style:family="text">
      <style:text-properties officeooo:rsid="0012074b"/>
    </style:style>
    <style:style style:name="T3" style:family="text">
      <style:text-properties officeooo:rsid="0012290f"/>
    </style:style>
    <style:style style:name="T4" style:family="text">
      <style:text-properties officeooo:rsid="0012c7a2"/>
    </style:style>
    <style:style style:name="T5" style:family="text">
      <style:text-properties officeooo:rsid="0015b2f1"/>
    </style:style>
    <style:style style:name="T6" style:family="text">
      <style:text-properties officeooo:rsid="001646d6"/>
    </style:style>
    <style:style style:name="T7" style:family="text">
      <style:text-properties officeooo:rsid="001ad2b5"/>
    </style:style>
    <style:style style:name="T8" style:family="text">
      <style:text-properties officeooo:rsid="001b8892"/>
    </style:style>
    <style:style style:name="T9" style:family="text">
      <style:text-properties officeooo:rsid="001d1d1c"/>
    </style:style>
    <style:style style:name="T10" style:family="text">
      <style:text-properties officeooo:rsid="00207bad"/>
    </style:style>
    <style:style style:name="T11" style:family="text">
      <style:text-properties fo:font-weight="bold" officeooo:rsid="00207bad" style:font-weight-asian="bold" style:font-weight-complex="bold"/>
    </style:style>
    <style:style style:name="T12" style:family="text">
      <style:text-properties fo:font-weight="bold" officeooo:rsid="0038c4ba" style:font-weight-asian="bold" style:font-weight-complex="bold"/>
    </style:style>
    <style:style style:name="T13" style:family="text">
      <style:text-properties fo:font-weight="bold" officeooo:rsid="0012074b" style:font-weight-asian="bold" style:font-weight-complex="bold"/>
    </style:style>
    <style:style style:name="T14" style:family="text">
      <style:text-properties fo:font-weight="bold" officeooo:rsid="006496e5" style:font-weight-asian="bold" style:font-weight-complex="bold"/>
    </style:style>
    <style:style style:name="T15" style:family="text">
      <style:text-properties fo:font-weight="bold" officeooo:rsid="006f9dff" style:font-weight-asian="bold" style:font-weight-complex="bold"/>
    </style:style>
    <style:style style:name="T16" style:family="text">
      <style:text-properties fo:font-weight="bold" officeooo:rsid="002cd02d" style:font-weight-asian="bold" style:font-weight-complex="bold"/>
    </style:style>
    <style:style style:name="T17" style:family="text">
      <style:text-properties officeooo:rsid="00241591"/>
    </style:style>
    <style:style style:name="T18" style:family="text">
      <style:text-properties officeooo:rsid="00247ff9"/>
    </style:style>
    <style:style style:name="T19" style:family="text">
      <style:text-properties officeooo:rsid="0025f484"/>
    </style:style>
    <style:style style:name="T20" style:family="text">
      <style:text-properties officeooo:rsid="0027a751"/>
    </style:style>
    <style:style style:name="T21" style:family="text">
      <style:text-properties officeooo:rsid="0029948c"/>
    </style:style>
    <style:style style:name="T22" style:family="text">
      <style:text-properties officeooo:rsid="002a7f09"/>
    </style:style>
    <style:style style:name="T23" style:family="text">
      <style:text-properties officeooo:rsid="002cd02d"/>
    </style:style>
    <style:style style:name="T24" style:family="text">
      <style:text-properties officeooo:rsid="002de5cb"/>
    </style:style>
    <style:style style:name="T25" style:family="text">
      <style:text-properties officeooo:rsid="002e97bf"/>
    </style:style>
    <style:style style:name="T26" style:family="text">
      <style:text-properties officeooo:rsid="0031699a"/>
    </style:style>
    <style:style style:name="T27" style:family="text">
      <style:text-properties officeooo:rsid="0032b195"/>
    </style:style>
    <style:style style:name="T28" style:family="text">
      <style:text-properties officeooo:rsid="00348d81"/>
    </style:style>
    <style:style style:name="T29" style:family="text">
      <style:text-properties officeooo:rsid="00349aed"/>
    </style:style>
    <style:style style:name="T30" style:family="text">
      <style:text-properties officeooo:rsid="003763a2"/>
    </style:style>
    <style:style style:name="T31" style:family="text">
      <style:text-properties officeooo:rsid="003cc3dc"/>
    </style:style>
    <style:style style:name="T32" style:family="text">
      <style:text-properties officeooo:rsid="003e3307"/>
    </style:style>
    <style:style style:name="T33" style:family="text">
      <style:text-properties officeooo:rsid="003fcd12"/>
    </style:style>
    <style:style style:name="T34" style:family="text">
      <style:text-properties fo:font-size="12pt" fo:font-style="normal" fo:font-weight="normal" officeooo:rsid="004108d6" style:font-size-asian="10.5pt" style:font-style-asian="normal" style:font-weight-asian="normal" style:font-size-complex="12pt" style:font-style-complex="normal" style:font-weight-complex="normal"/>
    </style:style>
    <style:style style:name="T35" style:family="text">
      <style:text-properties fo:font-size="12pt" fo:font-style="normal" fo:font-weight="normal" officeooo:rsid="004178bd" style:font-size-asian="10.5pt" style:font-style-asian="normal" style:font-weight-asian="normal" style:font-size-complex="12pt" style:font-style-complex="normal" style:font-weight-complex="normal"/>
    </style:style>
    <style:style style:name="T36" style:family="text">
      <style:text-properties fo:font-size="12pt" fo:font-style="normal" fo:font-weight="normal" officeooo:rsid="0042d7e3" style:font-size-asian="10.5pt" style:font-style-asian="normal" style:font-weight-asian="normal" style:font-size-complex="12pt" style:font-style-complex="normal" style:font-weight-complex="normal"/>
    </style:style>
    <style:style style:name="T37" style:family="text">
      <style:text-properties fo:font-size="12pt" fo:font-style="normal" fo:font-weight="normal" officeooo:rsid="0073b917" style:font-size-asian="10.5pt" style:font-style-asian="normal" style:font-weight-asian="normal" style:font-size-complex="12pt" style:font-style-complex="normal" style:font-weight-complex="normal"/>
    </style:style>
    <style:style style:name="T38" style:family="text">
      <style:text-properties fo:font-size="12pt" fo:font-style="normal" fo:font-weight="normal" officeooo:rsid="00759769" style:font-size-asian="10.5pt" style:font-style-asian="normal" style:font-weight-asian="normal" style:font-size-complex="12pt" style:font-style-complex="normal" style:font-weight-complex="normal"/>
    </style:style>
    <style:style style:name="T39" style:family="text">
      <style:text-properties fo:font-size="12pt" fo:font-style="normal" fo:font-weight="normal" officeooo:rsid="00790943" style:font-size-asian="10.5pt" style:font-style-asian="normal" style:font-weight-asian="normal" style:font-size-complex="12pt" style:font-style-complex="normal" style:font-weight-complex="normal"/>
    </style:style>
    <style:style style:name="T40" style:family="text">
      <style:text-properties fo:font-size="12pt" fo:font-style="normal" fo:font-weight="bold" officeooo:rsid="0042d7e3" style:font-size-asian="10.5pt" style:font-style-asian="normal" style:font-weight-asian="bold" style:font-size-complex="12pt" style:font-style-complex="normal" style:font-weight-complex="bold"/>
    </style:style>
    <style:style style:name="T41" style:family="text">
      <style:text-properties fo:font-style="normal" officeooo:rsid="00464ce6" style:font-style-asian="normal" style:font-style-complex="normal"/>
    </style:style>
    <style:style style:name="T42" style:family="text">
      <style:text-properties fo:font-style="normal" officeooo:rsid="00469759" style:font-style-asian="normal" style:font-style-complex="normal"/>
    </style:style>
    <style:style style:name="T43" style:family="text">
      <style:text-properties fo:font-style="normal" officeooo:rsid="00477f7e" style:font-style-asian="normal" style:font-style-complex="normal"/>
    </style:style>
    <style:style style:name="T44" style:family="text">
      <style:text-properties fo:font-style="normal" officeooo:rsid="0048a7be" style:font-style-asian="normal" style:font-style-complex="normal"/>
    </style:style>
    <style:style style:name="T45" style:family="text">
      <style:text-properties fo:font-style="normal" officeooo:rsid="004a5f83" style:font-style-asian="normal" style:font-style-complex="normal"/>
    </style:style>
    <style:style style:name="T46" style:family="text">
      <style:text-properties fo:font-style="normal" officeooo:rsid="004bbbc3" style:font-style-asian="normal" style:font-style-complex="normal"/>
    </style:style>
    <style:style style:name="T47" style:family="text">
      <style:text-properties fo:font-style="normal" officeooo:rsid="004c35ed" style:font-style-asian="normal" style:font-style-complex="normal"/>
    </style:style>
    <style:style style:name="T48" style:family="text">
      <style:text-properties fo:font-style="normal" officeooo:rsid="004e35b5" style:font-style-asian="normal" style:font-style-complex="normal"/>
    </style:style>
    <style:style style:name="T49" style:family="text">
      <style:text-properties fo:font-style="normal" officeooo:rsid="004e8b16" style:font-style-asian="normal" style:font-style-complex="normal"/>
    </style:style>
    <style:style style:name="T50" style:family="text">
      <style:text-properties fo:font-style="normal" officeooo:rsid="004edb67" style:font-style-asian="normal" style:font-style-complex="normal"/>
    </style:style>
    <style:style style:name="T51" style:family="text">
      <style:text-properties fo:font-style="normal" officeooo:rsid="004f37d5" style:font-style-asian="normal" style:font-style-complex="normal"/>
    </style:style>
    <style:style style:name="T52" style:family="text">
      <style:text-properties fo:font-style="normal" officeooo:rsid="004f410d" style:font-style-asian="normal" style:font-style-complex="normal"/>
    </style:style>
    <style:style style:name="T53" style:family="text">
      <style:text-properties fo:font-style="normal" officeooo:rsid="004f4185" style:font-style-asian="normal" style:font-style-complex="normal"/>
    </style:style>
    <style:style style:name="T54" style:family="text">
      <style:text-properties fo:font-style="normal" officeooo:rsid="005138c5" style:font-style-asian="normal" style:font-style-complex="normal"/>
    </style:style>
    <style:style style:name="T55" style:family="text">
      <style:text-properties fo:font-style="normal" officeooo:rsid="00528a6b" style:font-style-asian="normal" style:font-style-complex="normal"/>
    </style:style>
    <style:style style:name="T56" style:family="text">
      <style:text-properties fo:font-style="normal" officeooo:rsid="0052e805" style:font-style-asian="normal" style:font-style-complex="normal"/>
    </style:style>
    <style:style style:name="T57" style:family="text">
      <style:text-properties fo:font-style="normal" officeooo:rsid="005344f0" style:font-style-asian="normal" style:font-style-complex="normal"/>
    </style:style>
    <style:style style:name="T58" style:family="text">
      <style:text-properties fo:font-style="normal" officeooo:rsid="0053bbaf" style:font-style-asian="normal" style:font-style-complex="normal"/>
    </style:style>
    <style:style style:name="T59" style:family="text">
      <style:text-properties fo:font-style="normal" officeooo:rsid="007ab743" style:font-style-asian="normal" style:font-style-complex="normal"/>
    </style:style>
    <style:style style:name="T60" style:family="text">
      <style:text-properties fo:font-style="normal" officeooo:rsid="009529c4" style:font-style-asian="normal" style:font-style-complex="normal"/>
    </style:style>
    <style:style style:name="T61" style:family="text">
      <style:text-properties fo:font-style="normal" officeooo:rsid="0096ecfe" style:font-style-asian="normal" style:font-style-complex="normal"/>
    </style:style>
    <style:style style:name="T62" style:family="text">
      <style:text-properties fo:font-style="normal" officeooo:rsid="0099a6fe" style:font-style-asian="normal" style:font-style-complex="normal"/>
    </style:style>
    <style:style style:name="T63" style:family="text">
      <style:text-properties officeooo:rsid="00558f57"/>
    </style:style>
    <style:style style:name="T64" style:family="text">
      <style:text-properties officeooo:rsid="0056fda6"/>
    </style:style>
    <style:style style:name="T65" style:family="text">
      <style:text-properties officeooo:rsid="0057e0a1"/>
    </style:style>
    <style:style style:name="T66" style:family="text">
      <style:text-properties officeooo:rsid="0058d878"/>
    </style:style>
    <style:style style:name="T67" style:family="text">
      <style:text-properties officeooo:rsid="005c4f27"/>
    </style:style>
    <style:style style:name="T68" style:family="text">
      <style:text-properties officeooo:rsid="005e284e"/>
    </style:style>
    <style:style style:name="T69" style:family="text">
      <style:text-properties officeooo:rsid="0062d281"/>
    </style:style>
    <style:style style:name="T70" style:family="text">
      <style:text-properties officeooo:rsid="006496e5"/>
    </style:style>
    <style:style style:name="T71" style:family="text">
      <style:text-properties officeooo:rsid="006539a2"/>
    </style:style>
    <style:style style:name="T72" style:family="text">
      <style:text-properties officeooo:rsid="0065e643"/>
    </style:style>
    <style:style style:name="T73" style:family="text">
      <style:text-properties officeooo:rsid="00679151"/>
    </style:style>
    <style:style style:name="T74" style:family="text">
      <style:text-properties officeooo:rsid="006822ac"/>
    </style:style>
    <style:style style:name="T75" style:family="text">
      <style:text-properties officeooo:rsid="00696b61"/>
    </style:style>
    <style:style style:name="T76" style:family="text">
      <style:text-properties officeooo:rsid="006ac147"/>
    </style:style>
    <style:style style:name="T77" style:family="text">
      <style:text-properties officeooo:rsid="006bee62"/>
    </style:style>
    <style:style style:name="T78" style:family="text">
      <style:text-properties officeooo:rsid="006dda1b"/>
    </style:style>
    <style:style style:name="T79" style:family="text">
      <style:text-properties officeooo:rsid="006e7b5e"/>
    </style:style>
    <style:style style:name="T80" style:family="text">
      <style:text-properties officeooo:rsid="006f9dff"/>
    </style:style>
    <style:style style:name="T81" style:family="text">
      <style:text-properties officeooo:rsid="0070e1cf"/>
    </style:style>
    <style:style style:name="T82" style:family="text">
      <style:text-properties officeooo:rsid="0073fbd3"/>
    </style:style>
    <style:style style:name="T83" style:family="text">
      <style:text-properties officeooo:rsid="007b78f5"/>
    </style:style>
    <style:style style:name="T84" style:family="text">
      <style:text-properties officeooo:rsid="007d36c6"/>
    </style:style>
    <style:style style:name="T85" style:family="text">
      <style:text-properties officeooo:rsid="007d691c"/>
    </style:style>
    <style:style style:name="T86" style:family="text">
      <style:text-properties officeooo:rsid="007e484c"/>
    </style:style>
    <style:style style:name="T87" style:family="text">
      <style:text-properties officeooo:rsid="007fcc39"/>
    </style:style>
    <style:style style:name="T88" style:family="text">
      <style:text-properties officeooo:rsid="0087d675"/>
    </style:style>
    <style:style style:name="T89" style:family="text">
      <style:text-properties officeooo:rsid="008ad255"/>
    </style:style>
    <style:style style:name="T90" style:family="text">
      <style:text-properties officeooo:rsid="008c0b8e"/>
    </style:style>
    <style:style style:name="T91" style:family="text">
      <style:text-properties officeooo:rsid="008cedbe"/>
    </style:style>
    <style:style style:name="T92" style:family="text">
      <style:text-properties officeooo:rsid="008d71b5"/>
    </style:style>
    <style:style style:name="T93" style:family="text">
      <style:text-properties officeooo:rsid="008ec06e"/>
    </style:style>
    <style:style style:name="T94" style:family="text">
      <style:text-properties officeooo:rsid="008fc776"/>
    </style:style>
    <style:style style:name="T95" style:family="text">
      <style:text-properties officeooo:rsid="0090a596"/>
    </style:style>
    <style:style style:name="T96" style:family="text">
      <style:text-properties officeooo:rsid="00920cf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Launching Australia's Biggest News Site</text:p>
      <text:p text:style-name="P44"/>
      <text:p text:style-name="P2"><text:span text:style-name="T3">For years I ha</text:span><text:span text:style-name="T64">d witnessed </text:span><text:span text:style-name="T3">that the engineering practices have not be</text:span><text:span text:style-name="T92">en</text:span><text:span text:style-name="T3"> up to par with what the rest of the industry </text:span><text:span text:style-name="T31">was doing</text:span><text:span text:style-name="T3">. As a development team we weren't focusing on quality and every thing that we did was very manual. This caused me great discomfort so I began preaching on the values of agile and the practices from extreme programming that I have had success with in the past. </text:span><text:span text:style-name="T4">For a while I felt it was going nowhere until </text:span><text:span text:style-name="T92">certain </text:span><text:span text:style-name="T4">key people </text:span><text:span text:style-name="T92">were</text:span><text:span text:style-name="T4"> hired that made that journey easier </text:span><text:span text:style-name="T65">(you know who you are)</text:span><text:span text:style-name="T4">.</text:span></text:p>
      <text:p text:style-name="P10"/>
      <text:p text:style-name="P1"><text:span text:style-name="T1">The journey began early 2011 as we were faced with a difficult decision. We had built an internal CMS that has met our needs for the last 10 or so years. However as with many software solutions, the years have not been kind to it. This solution was basically built with one purpose, </text:span><text:span text:style-name="T66">t</text:span><text:span text:style-name="T1">o build web sites. However we were facing the dilemma of multiple devices. </text:span><text:span text:style-name="T83">Development was done through a text area and the code was not version controlled. </text:span><text:span text:style-name="T2">We unfortunately hit a brick wall with it's capabilities. </text:span><text:span text:style-name="T13">The question arose do we rebuild it or do we look at paid product?</text:span></text:p>
      <text:p text:style-name="P11"/>
      <text:p text:style-name="P25"><text:span text:style-name="T2">Previous attempts to rebuild the CMS </text:span><text:span text:style-name="T67">had</text:span><text:span text:style-name="T2"> pretty much answered that question, </text:span><text:span text:style-name="T84">so we decided to start searching for a product.</text:span><text:span text:style-name="T2"> </text:span><text:span text:style-name="T85">We needed a product that was extensible and was built using </text:span><text:a xlink:type="simple" xlink:href="http://en.wikipedia.org/wiki/.NET_Framework"><text:span text:style-name="T85">.NET</text:span></text:a><text:span text:style-name="T85"> so we thought the best product for us would be</text:span><text:span text:style-name="T2"> </text:span><text:a xlink:type="simple" xlink:href="http://www.sitecore.net/"><text:span text:style-name="T2">Sitecore</text:span></text:a><text:span text:style-name="T2">.</text:span></text:p>
      <text:p text:style-name="P12"/>
      <text:p text:style-name="P13">T<text:span text:style-name="T92">o</text:span> <text:span text:style-name="T86">be successful fr</text:span><text:span text:style-name="T87">o</text:span><text:span text:style-name="T86">m an engineering point of view, we wanted to accomplish the following</text:span>:</text:p>
      <text:list xml:id="list19336368751" text:style-name="L1">
        <text:list-item>
          <text:p text:style-name="P63">Build a new website using a new CMS product.</text:p>
        </text:list-item>
        <text:list-item>
          <text:p text:style-name="P64"><text:span text:style-name="T5">Introduce quality into the product using </text:span><text:a xlink:type="simple" xlink:href="http://en.wikipedia.org/wiki/Test-driven_development"><text:span text:style-name="T5">TDD</text:span></text:a><text:span text:style-name="T5"> and </text:span><text:a xlink:type="simple" xlink:href="http://en.wikipedia.org/wiki/Behavior_driven_development"><text:span text:style-name="T5">BDD</text:span></text:a></text:p>
        </text:list-item>
        <text:list-item>
          <text:p text:style-name="P65"><text:span text:style-name="T6">Implement </text:span><text:a xlink:type="simple" xlink:href="http://en.wikipedia.org/wiki/DevOps"><text:span text:style-name="T6">DevOps</text:span></text:a></text:p>
        </text:list-item>
      </text:list>
      <text:p text:style-name="P13"/>
      <text:p text:style-name="P23">This was a very ambitious goal and a massive transformation.</text:p>
      <text:p text:style-name="P23"/>
      <text:p text:style-name="P3"><text:span text:style-name="T7">We already were using Scrum within other projects, however we all agreed that this was not Scrum, <text:s/>more like mini waterfall. </text:span><text:span text:style-name="T92">W</text:span><text:span text:style-name="T7">e were building things in sprints and releasing months later </text:span><text:span text:style-name="T68">(due to technical and process issues)</text:span><text:span text:style-name="T7">. </text:span><text:span text:style-name="T68">So we began to plan our first iteration.</text:span></text:p>
      <text:p text:style-name="P14"/>
      <text:p text:style-name="P43"><text:span text:style-name="T8">Sprint </text:span><text:span text:style-name="T69">Z</text:span><text:span text:style-name="T9">ero</text:span></text:p>
      <text:p text:style-name="P45"/>
      <text:p text:style-name="P4"><text:span text:style-name="T8">People often underestimate the importance of </text:span><text:a xlink:type="simple" xlink:href="http://www.infoq.com/news/2008/09/sprint_zero"><text:span text:style-name="T8">sprint </text:span></text:a><text:a xlink:type="simple" xlink:href="http://www.infoq.com/news/2008/09/sprint_zero"><text:span text:style-name="T9">zero</text:span></text:a><text:span text:style-name="T8">. </text:span><text:span text:style-name="T9">We were one of these people. Don't get me wrong it's not like we just jumped into it. Our sprint zero looked like this:</text:span></text:p>
      <text:p text:style-name="P15"/>
      <text:list xml:id="list1391459401" text:style-name="L2">
        <text:list-item>
          <text:p text:style-name="P66">Get a backlog of features that we needed to build.</text:p>
        </text:list-item>
        <text:list-item>
          <text:p text:style-name="P66">Set up a continuous integration environment along with version control.</text:p>
        </text:list-item>
        <text:list-item>
          <text:p text:style-name="P67">Set up a source code structure.</text:p>
        </text:list-item>
      </text:list>
      <text:p text:style-name="P16"/>
      <text:p text:style-name="P5"><text:span text:style-name="T10">What was the most important step we left out? </text:span><text:span text:style-name="T70">W</text:span><text:span text:style-name="T10">e had not tackled the problem of releasing our software. </text:span><text:span text:style-name="T71">The issue that we had was that we really didn't know where our solution would end up and we also knew that a feature would not be complete any time soon, so we left it. </text:span><text:span text:style-name="T11">The lesson for me was, </text:span><text:span text:style-name="T14">it is important to set up a process that will deploy software. As code that is sitting in version control is wasted.</text:span></text:p>
      <text:p text:style-name="P40"/>
      <text:p text:style-name="P46"/>
      <text:p text:style-name="P61">Process</text:p>
      <text:p text:style-name="P46"/>
      <text:p text:style-name="P17">We started of<text:span text:style-name="T93">f</text:span> with Scrum and implemented the following routine:</text:p>
      <text:list xml:id="list787768104" text:style-name="L3">
        <text:list-item>
          <text:p text:style-name="P68">Two week sprints</text:p>
        </text:list-item>
        <text:list-item>
          <text:p text:style-name="P68">Two hour planning meeting at the beginning <text:span text:style-name="T74">using planning poker</text:span></text:p>
        </text:list-item>
        <text:list-item>
          <text:p text:style-name="P68">Sprint Review Meeting</text:p>
        </text:list-item>
        <text:list-item>
          <text:p text:style-name="P68">Sprint Retrospective</text:p>
        </text:list-item>
      </text:list>
      <text:p text:style-name="P17"/>
      <text:p text:style-name="P6"><text:span text:style-name="T17">Our estimation was done using </text:span><text:a xlink:type="simple" xlink:href="http://www.upstarthq.com/2012/01/using-t-shirt-sizes-for-story-size-estimation-in-agile/"><text:span text:style-name="T17">T-Shirt sizes</text:span></text:a><text:span text:style-name="T17"> and converted to points to track. We tracked our progress using </text:span><text:a xlink:type="simple" xlink:href="http://blog.brodzinski.com/2012/10/burn-up-better-burn-down.html"><text:span text:style-name="T17">burn-up charts</text:span></text:a><text:span text:style-name="T17">. </text:span><text:span text:style-name="T23">This approach measure</text:span><text:span text:style-name="T94">s</text:span><text:span text:style-name="T23"> </text:span><text:span text:style-name="T94">the</text:span><text:span text:style-name="T23"> estimated</text:span><text:span text:style-name="T93"> </text:span><text:span text:style-name="T23">value of points left vs actual points being delivered. </text:span><text:span text:style-name="T16">To me this gives a false sense of progress. </text:span><text:span text:style-name="T23">I think a better way to measure is </text:span><text:a xlink:type="simple" xlink:href="http://www.industriallogic.com/blog/stop-using-story-points/"><text:span text:style-name="T23">how many stories you are doing in an iteration vs ho</text:span></text:a><text:a xlink:type="simple" xlink:href="http://www.industriallogic.com/blog/stop-using-story-points/"><text:span text:style-name="T88">w</text:span></text:a><text:a xlink:type="simple" xlink:href="http://www.industriallogic.com/blog/stop-using-story-points/"><text:span text:style-name="T23"> many stories are left</text:span></text:a><text:span text:style-name="T23">.</text:span></text:p>
      <text:p text:style-name="P18"/>
      <text:p text:style-name="P26"><text:span text:style-name="T18">Our board was modelled around </text:span><text:span text:style-name="T93">the </text:span><text:span text:style-name="T19">Lean</text:span><text:span text:style-name="T18"> approach of </text:span><text:a xlink:type="simple" xlink:href="http://en.wikipedia.org/wiki/Value_stream_mapping"><text:span text:style-name="T18">mapping the value stream</text:span></text:a><text:span text:style-name="T18">. </text:span><text:span text:style-name="T19">We were also using </text:span><text:a xlink:type="simple" xlink:href="https://leankitkanban.com/"><text:span text:style-name="T19">LeanKit</text:span></text:a><text:span text:style-name="T19"> </text:span><text:span text:style-name="T20">to measure </text:span><text:a xlink:type="simple" xlink:href="http://leanandkanban.wordpress.com/2009/04/18/lead-time-vs-cycle-time/"><text:span text:style-name="T20">Lead and Cycle Time</text:span></text:a><text:span text:style-name="T20">. We later dropped LeanKit to use </text:span><text:a xlink:type="simple" xlink:href="http://www.atlassian.com/software/greenhopper/overview/kanban"><text:span text:style-name="T20">Jira </text:span></text:a><text:a xlink:type="simple" xlink:href="http://www.atlassian.com/software/greenhopper/overview/kanban"><text:span text:style-name="T21">with Greenhopper</text:span></text:a><text:span text:style-name="T21">, however this turned to be more complicated that just using Le</text:span><text:span text:style-name="T22">a</text:span><text:span text:style-name="T21">nKit. </text:span><text:span text:style-name="T89">I enjoyed measuring these times as I</text:span><text:span text:style-name="T22"> f</text:span><text:span text:style-name="T93">ound</text:span><text:span text:style-name="T22"> that having a conversation around statistics at your retrospective </text:span><text:span text:style-name="T90">gives you a great way to talk about </text:span><text:a xlink:type="simple" xlink:href="http://en.wikipedia.org/wiki/Continual_improvement_process"><text:span text:style-name="T90">continuous improvement</text:span></text:a><text:span text:style-name="T90">.</text:span></text:p>
      <text:p text:style-name="P24"/>
      <text:p text:style-name="P22"><text:span text:style-name="T75">So what was the end result? </text:span><text:span text:style-name="T93">W</text:span><text:span text:style-name="T75">ell we started using more of a l</text:span><text:span text:style-name="T72">ean approach </text:span><text:span text:style-name="T73">using </text:span><text:a xlink:type="simple" xlink:href="http://leansoftwareengineering.com/ksse/scrum-ban/"><text:span text:style-name="T73">Scrumban</text:span></text:a><text:span text:style-name="T72">. </text:span><text:span text:style-name="T75">We </text:span><text:span text:style-name="T76">had weekly sprints</text:span><text:span text:style-name="T75"> and we didn't have long planning meetings. We would try to raise issues as they appeared and put it on the board to remind us to tackle it </text:span><text:span text:style-name="T77">and we would still have retrospectives every few weeks.</text:span></text:p>
      <text:p text:style-name="P19"/>
      <text:p text:style-name="P47">Story Writing/Use Cases</text:p>
      <text:p text:style-name="P47"/>
      <text:p text:style-name="P7"><text:span text:style-name="T24">We were all big fans of </text:span><text:a xlink:type="simple" xlink:href="http://www.amazon.com/User-Stories-Applied-Software-Development/dp/0321205685"><text:span text:style-name="T24">User Stories Applied</text:span></text:a><text:span text:style-name="T24">. So we started to write stories in the following format</text:span></text:p>
      <text:p text:style-name="P20"/>
      <text:p text:style-name="P41">As a &lt;role&gt;, I want &lt;goal/desire&gt; so that &lt;benefit&gt;</text:p>
      <text:p text:style-name="P20"/>
      <text:p text:style-name="P7"><text:span text:style-name="T24">During the story writing session we realised that the last part of the story was often left out and Mike Cohn says that it is optional. I started to disagree, if you can't explain the reason </text:span><text:span text:style-name="T78">is it really worth it?</text:span><text:span text:style-name="T24"> </text:span><text:span text:style-name="T25">I think this format would have been better</text:span></text:p>
      <text:p text:style-name="P21"/>
      <text:p text:style-name="P42">In order to &lt;receive benefit&gt; as a &lt;role&gt;, I want &lt;goal/desire&gt;</text:p>
      <text:p text:style-name="P42"/>
      <text:p text:style-name="P30">This format puts the benefit first which I think it is important. <text:span text:style-name="T79">We all know that a story is a promise for a conversation, however this was not always the case and conversations were left out.</text:span></text:p>
      <text:p text:style-name="P30"/>
      <text:p text:style-name="P27"><text:span text:style-name="T26">The acceptance criteria was captured using </text:span><text:a xlink:type="simple" xlink:href="https://github.com/cucumber/cucumber/wiki/Gherkin"><text:span text:style-name="T26">gherkin language</text:span></text:a><text:span text:style-name="T26">. </text:span><text:span text:style-name="T95">Unfortunately this was easier said than done, </text:span><text:span text:style-name="T96">as</text:span><text:span text:style-name="T27"> it was new and people in general find it hard to describe the system. Due to this the development team started writing the acceptance criteria. </text:span><text:span text:style-name="T80">Unfortunately</text:span><text:span text:style-name="T15"> to me this felt completely wrong</text:span><text:span text:style-name="T27">. </text:span><text:span text:style-name="T28">The reason is as follows:</text:span></text:p>
      <text:p text:style-name="P31"/>
      <text:list xml:id="list1408371500" text:style-name="L4">
        <text:list-item>
          <text:p text:style-name="P69"><text:span text:style-name="T28">U</text:span><text:span text:style-name="T29">s</text:span><text:span text:style-name="T28">ually the rest of the team would not review the criteria (product owner, scrum master)</text:span></text:p>
        </text:list-item>
        <text:list-item>
          <text:p text:style-name="P70">The language would turn into developer speak, which means the rest of the team would not get it.</text:p>
        </text:list-item>
      </text:list>
      <text:p text:style-name="P32"/>
      <text:p text:style-name="P28"><text:span text:style-name="T30">If the development team is going to write the specs I find it easier to follow your trusted way of testing as the overhead of the gherkin language is not worth it. </text:span><text:span text:style-name="T12">One needs to remember that BDD </text:span><text:span text:style-name="T12">is a collaborative approach.</text:span></text:p>
      <text:p text:style-name="P33"><text:soft-page-break/></text:p>
      <text:p text:style-name="P48">Testing</text:p>
      <text:p text:style-name="P48"/>
      <text:p text:style-name="P29"><text:span text:style-name="T32">As I mentioned above we held quality very </text:span><text:span text:style-name="T81">high as a practice</text:span><text:span text:style-name="T32"> so we decided to have the </text:span><text:span text:style-name="T33">following</text:span><text:span text:style-name="T32"> levels of testing:</text:span></text:p>
      <text:p text:style-name="P34"/>
      <text:list xml:id="list1561574593" text:style-name="L5">
        <text:list-item>
          <text:p text:style-name="P71">Unit Testing</text:p>
        </text:list-item>
        <text:list-item>
          <text:p text:style-name="P71">Integration Testing</text:p>
        </text:list-item>
        <text:list-item>
          <text:p text:style-name="P71">Acceptance Testing</text:p>
        </text:list-item>
      </text:list>
      <text:p text:style-name="P35"/>
      <text:p text:style-name="P36">We had some challenges with the testing:</text:p>
      <text:p text:style-name="P36"/>
      <text:list xml:id="list1613065891" text:style-name="L6">
        <text:list-item>
          <text:p text:style-name="P72">Unit testing is hard to achieve using Site<text:span text:style-name="T82">c</text:span>ore. So we had to create a thin abstraction around it. </text:p>
        </text:list-item>
        <text:list-item>
          <text:p text:style-name="P76"><text:span text:style-name="T34">All of Site</text:span><text:span text:style-name="T38">c</text:span><text:span text:style-name="T34">ore is driven around configuration file (roughly 4000 lines). We had to customise the config file to be able to do integration testing. </text:span><text:span text:style-name="T35">This proved that we weren't really testing the same system. </text:span><text:span text:style-name="T39">Due to this we had to create a matrix of the parts that we could test and the parts that we should avoid, which is not ideal.</text:span></text:p>
        </text:list-item>
        <text:list-item>
          <text:p text:style-name="P77"><text:span text:style-name="T36">Due to these complications we started writing more acceptance tests as </text:span><text:a xlink:type="simple" xlink:href="http://adeneys.wordpress.com/2008/11/08/automated-testing-and-sitecore-part-8/"><text:span text:style-name="T36">Site</text:span></text:a><text:a xlink:type="simple" xlink:href="http://adeneys.wordpress.com/2008/11/08/automated-testing-and-sitecore-part-8/"><text:span text:style-name="T37">c</text:span></text:a><text:a xlink:type="simple" xlink:href="http://adeneys.wordpress.com/2008/11/08/automated-testing-and-sitecore-part-8/"><text:span text:style-name="T36">ore needed a full HTTP context to be present</text:span></text:a><text:span text:style-name="T36">.</text:span></text:p>
        </text:list-item>
        <text:list-item>
          <text:p text:style-name="P73">Acceptance tests were sometimes written to hit an API and sometimes to hit the UI. This proved to be complicated as we now had tests that looked like integration tests so the line <text:span text:style-name="T91">was </text:span>blurred.</text:p>
        </text:list-item>
      </text:list>
      <text:p text:style-name="P37"/>
      <text:p text:style-name="P37">These challenges proved costly to us. The biggest cost is that to be able to release a change the build takes over an hour and some of our tests are flaky.</text:p>
      <text:p text:style-name="P37"/>
      <text:p text:style-name="P51"><text:span text:style-name="T40">The lesson here is to always pay attention to the </text:span><text:a xlink:type="simple" xlink:href="http://martinfowler.com/bliki/TestPyramid.html"><text:span text:style-name="T40">testing pyramid.</text:span></text:a></text:p>
      <text:p text:style-name="P37"/>
      <text:p text:style-name="P49"/>
      <text:p text:style-name="P62">DevOps</text:p>
      <text:p text:style-name="P49"/>
      <text:p text:style-name="P8"><text:span text:style-name="T41">This area of our journey proved to be the most </text:span><text:span text:style-name="T42">difficult.</text:span><text:span text:style-name="T41"> The reason I say this is </text:span><text:span text:style-name="T42">that culture needs to change for DevOps to be successful. </text:span></text:p>
      <text:p text:style-name="P38"/>
      <text:p text:style-name="P52"><text:span text:style-name="T43">We are all big fans of </text:span><text:a xlink:type="simple" xlink:href="http://en.wikipedia.org/wiki/Continuous_delivery"><text:span text:style-name="T43">Continuous Delivery</text:span></text:a><text:span text:style-name="T43"> </text:span><text:span text:style-name="T44">so we wanted to make sure that we made this a reality. The biggest challenge that we faced was actually having somewhere to deploy our application to. Long story short we fought with some hosting providers and decided that to really embrace continuous delivery we </text:span><text:span text:style-name="T59">needed to go to t</text:span><text:span text:style-name="T44">he </text:span><text:a xlink:type="simple" xlink:href="http://aws.amazon.com/"><text:span text:style-name="T44">cloud</text:span></text:a><text:span text:style-name="T44">.</text:span></text:p>
      <text:p text:style-name="P55"/>
      <text:p text:style-name="P56">Here is a summary of the tools that we used to make DevOps a reality:</text:p>
      <text:p text:style-name="P56"/>
      <text:list xml:id="list1591401636" text:style-name="L7">
        <text:list-item>
          <text:p text:style-name="P81">Continuos Integration started with Bamboo, however this moved to Team City</text:p>
        </text:list-item>
        <text:list-item>
          <text:p text:style-name="P78"><text:span text:style-name="T45">All the scripting </text:span><text:span text:style-name="T46">was done using PowerShell. The reason for this is that our application is based on .NET and being deployed on windows. In hindsight writing PowerShell is easy, however maintaining a large codebase with tests and specs is very primitive. Looking forward we would use Ruby.</text:span></text:p>
        </text:list-item>
        <text:list-item>
          <text:p text:style-name="P79"><text:span text:style-name="T47">We implemented our own package manager that is based on </text:span><text:a xlink:type="simple" xlink:href="http://nuget.org/"><text:span text:style-name="T47">nuget</text:span></text:a><text:span text:style-name="T47">. </text:span><text:span text:style-name="T48">The package manager code is based of the following </text:span><text:a xlink:type="simple" xlink:href="https://github.com/alexfalkowski/NuGet.AdvancedPackagingTool"><text:span text:style-name="T48">code</text:span></text:a><text:span text:style-name="T48">. </text:span><text:span text:style-name="T49">Moving forward I would </text:span><text:span text:style-name="T61">consider</text:span><text:span text:style-name="T49"> to use </text:span><text:a xlink:type="simple" xlink:href="http://puppetlabs.com/"><text:span text:style-name="T49">Puppet</text:span></text:a></text:p>
        </text:list-item>
        <text:list-item>
          <text:p text:style-name="P80"><text:span text:style-name="T50">All of our instances are prepared using Puppet and the </text:span><text:span text:style-name="T51">initial</text:span><text:span text:style-name="T50"> infrastructure is set up using CloudFormation.</text:span></text:p>
        </text:list-item>
      </text:list>
      <text:p text:style-name="P57"/>
      <text:p text:style-name="P58">As mentioned previously our biggest challenge was to bring the two teams together. Some of the things that I found w<text:span text:style-name="T93">ere</text:span> as follows:</text:p>
      <text:p text:style-name="P58"/>
      <text:list xml:id="list405004194" text:style-name="L8">
        <text:list-item>
          <text:p text:style-name="P82">Not everyone in operations believes they should be doing infrastructure as code.</text:p>
        </text:list-item>
        <text:list-item>
          <text:p text:style-name="P83"><text:span text:style-name="T51">Not everyone in the development team cares about infrastructure as code</text:span><text:span text:style-name="T52"> and </text:span><text:span text:style-name="T62">understanding infrastructure</text:span><text:span text:style-name="T52">.</text:span></text:p>
        </text:list-item>
      </text:list>
      <text:p text:style-name="P59"/>
      <text:p text:style-name="P53"><text:span text:style-name="T52">Due to the above reasons it is tempting for </text:span><text:span text:style-name="T53">organisations</text:span><text:span text:style-name="T52"> to create a DevOps team. </text:span><text:span text:style-name="T53">I don't agree with this as it is important for the organisation to come up with their definition of </text:span><text:a xlink:type="simple" xlink:href="http://www.opscode.com/blog/2010/07/16/what-devops-means-to-me/"><text:span text:style-name="T53">DevOps</text:span></text:a><text:span text:style-name="T53">. </text:span><text:span text:style-name="T54">If you know you don't have the ri</text:span><text:span text:style-name="T55">g</text:span><text:span text:style-name="T54">ht fit then go ahead and find it!</text:span></text:p>
      <text:p text:style-name="P60"/>
      <text:p text:style-name="P50">Conclusion</text:p>
      <text:p text:style-name="P50"/>
      <text:p text:style-name="P9"><text:span text:style-name="T56">We had a great journey and have learnt so much about Agile, Continuous Delivery and DevOps. </text:span><text:span text:style-name="T57">It wa</text:span><text:span text:style-name="T58">s</text:span><text:span text:style-name="T57">n't always a smooth ride however we were able to pull it off and have lots of things that we can improve. Some areas that we want to concentrate on are:</text:span></text:p>
      <text:p text:style-name="P39"/>
      <text:list xml:id="list2156342542" text:style-name="L9">
        <text:list-item>
          <text:p text:style-name="P74">Design for failure.</text:p>
        </text:list-item>
        <text:list-item>
          <text:p text:style-name="P75"><text:span text:style-name="T63">Implement </text:span><text:a xlink:type="simple" xlink:href="http://en.wikipedia.org/wiki/Minimum_viable_product"><text:span text:style-name="T63">Minimum viable product</text:span></text:a><text:span text:style-name="T63"> to justify the build of a feature.</text:span></text:p>
        </text:list-item>
        <text:list-item>
          <text:p text:style-name="P74">Implement a self healing system.</text:p>
        </text:list-item>
        <text:list-item>
          <text:p text:style-name="P74">Puppetise all of our infrastructure.</text:p>
        </text:list-item>
      </text:list>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02T12:09:35</meta:creation-date>
    <dc:date>2013-01-09T21:31:56</dc:date>
    <meta:editing-duration>PT7H41M11S</meta:editing-duration>
    <meta:editing-cycles>130</meta:editing-cycles>
    <meta:generator>LibreOffice/3.6$MacOSX_x86 LibreOffice_project/2ef5aff-a6fb0ff-166bdff-cf087ad-0f1389</meta:generator>
    <meta:document-statistic meta:table-count="0" meta:image-count="0" meta:object-count="0" meta:page-count="4" meta:paragraph-count="65" meta:word-count="1580" meta:character-count="8769" meta:non-whitespace-character-count="7280"/>
  </office:meta>
</office:document-meta>
</file>